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8cm" draw:marker-start-width="0.32cm" draw:marker-end="Arrow" draw:marker-end-width="0.42cm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5cm" draw:marker-start-width="0.275cm" draw:marker-end-width="0.275cm" draw:fill="hatch" draw:fill-color="#ffffff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8cm" draw:marker-start="Arrow" draw:marker-start-width="0.32cm" draw:marker-end="" draw:marker-end-width="0.42cm" draw:textarea-horizontal-align="center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cm" draw:marker-start="" draw:marker-start-width="0.32cm" draw:marker-end="Arrow" draw:marker-end-width="0.42cm" draw:textarea-horizontal-align="center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Century Schoolbook L'" style:font-style-name="斜体" style:font-family-generic="roman" style:font-pitch="variable" fo:font-style="normal" fo:font-weight="normal"/>
    </style:style>
    <style:style style:name="P3" style:family="paragraph">
      <style:text-properties fo:color="#000000" fo:font-family="'Century Schoolbook L'" style:font-style-name="斜体" style:font-family-generic="roman" style:font-pitch="variable" fo:font-size="15pt" fo:font-style="normal" fo:font-weight="normal" style:font-size-asian="15pt" style:font-size-complex="15pt"/>
    </style:style>
    <style:style style:name="P4" style:family="paragraph">
      <style:text-properties fo:color="#000000" fo:font-family="'Century Schoolbook L'" style:font-family-generic="roman" style:font-pitch="variable"/>
    </style:style>
    <style:style style:name="P5" style:family="paragraph">
      <style:text-properties fo:color="#000000" fo:font-family="'Century Schoolbook L'" style:font-family-generic="roman" style:font-pitch="variable"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000000" fo:font-family="'Century Schoolbook L'" style:font-family-generic="roman" style:font-pitch="variable" fo:font-size="15pt" style:font-size-asian="15pt" style:font-size-complex="15pt"/>
    </style:style>
    <style:style style:name="T5" style:family="text">
      <style:text-properties fo:color="#000000" fo:font-family="'Century Schoolbook L'" style:font-family-generic="roman" style:font-pitch="variable" fo:font-weight="bold" style:font-weight-asian="bold" style:font-weight-complex="bold"/>
    </style:style>
    <style:style style:name="T6" style:family="text">
      <style:text-properties fo:color="#000000" style:text-position="sub 58%" fo:font-family="'Century Schoolbook L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3.504cm" svg:y1="0.8cm" svg:x2="4.2cm" svg:y2="3cm">
          <text:p/>
        </draw:line>
        <draw:custom-shape draw:style-name="gr2" draw:text-style-name="P1" draw:layer="layout" svg:width="0.461cm" svg:height="0.472cm" svg:x="3.2cm" svg:y="0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605cm" svg:y1="3.901cm" svg:x2="2.576cm" svg:y2="5.478cm">
          <text:p/>
        </draw:line>
        <draw:custom-shape draw:style-name="gr2" draw:text-style-name="P1" draw:layer="layout" svg:width="0.461cm" svg:height="0.472cm" svg:x="1.251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005cm" svg:y1="3.301cm" svg:x2="6.256cm" svg:y2="5.219cm">
          <text:p/>
        </draw:line>
        <draw:custom-shape draw:style-name="gr2" draw:text-style-name="P1" draw:layer="layout" svg:width="0.461cm" svg:height="0.472cm" svg:x="5.739cm" svg:y="2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706cm" svg:y1="3.601cm" svg:x2="3.093cm" svg:y2="3.386cm">
          <text:p/>
        </draw:line>
        <draw:line draw:style-name="gr1" draw:text-style-name="P1" draw:layer="layout" svg:x1="5.739cm" svg:y1="3.041cm" svg:x2="4.311cm" svg:y2="3.226cm">
          <text:p/>
        </draw:line>
        <draw:line draw:style-name="gr3" draw:text-style-name="P1" draw:layer="layout" svg:x1="1.712cm" svg:y1="3.601cm" svg:x2="5.739cm" svg:y2="3.041cm">
          <text:p/>
        </draw:line>
        <draw:line draw:style-name="gr1" draw:text-style-name="P1" draw:layer="layout" svg:x1="1.607cm" svg:y1="3.502cm" svg:x2="2.244cm" svg:y2="2.475cm">
          <text:p/>
        </draw:line>
        <draw:line draw:style-name="gr3" draw:text-style-name="P1" draw:layer="layout" svg:x1="1.607cm" svg:y1="3.502cm" svg:x2="3.315cm" svg:y2="0.8cm">
          <text:p/>
        </draw:line>
        <draw:line draw:style-name="gr4" draw:text-style-name="P1" draw:layer="layout" svg:x1="2.708cm" svg:y1="1.803cm" svg:x2="3.345cm" svg:y2="0.776cm">
          <text:p/>
        </draw:line>
        <draw:line draw:style-name="gr3" draw:text-style-name="P1" draw:layer="layout" svg:x1="3.661cm" svg:y1="0.8cm" svg:x2="5.739cm" svg:y2="2.822cm">
          <text:p/>
        </draw:line>
        <draw:line draw:style-name="gr4" draw:text-style-name="P1" draw:layer="layout" svg:x1="4.265cm" svg:y1="1.375cm" svg:x2="3.592cm" svg:y2="0.723cm">
          <text:p/>
        </draw:line>
        <draw:line draw:style-name="gr5" draw:text-style-name="P1" draw:layer="layout" svg:x1="5.819cm" svg:y1="2.888cm" svg:x2="5.146cm" svg:y2="2.236cm">
          <text:p/>
        </draw:line>
        <draw:frame draw:style-name="gr6" draw:text-style-name="P2" draw:layer="layout" svg:width="1.6cm" svg:height="1.269cm" svg:x="0.6cm" svg:y="1.7cm">
          <draw:text-box>
            <text:p text:style-name="P2"><text:span text:style-name="T1">F</text:span><text:span text:style-name="T2">1 2</text:span></text:p>
          </draw:text-box>
        </draw:frame>
        <draw:frame draw:style-name="gr6" draw:text-style-name="P2" draw:layer="layout" svg:width="1.5cm" svg:height="1.269cm" svg:x="2.5cm" svg:y="3.4cm">
          <draw:text-box>
            <text:p text:style-name="P2"><text:span text:style-name="T1">F</text:span><text:span text:style-name="T2">1 3</text:span></text:p>
          </draw:text-box>
        </draw:frame>
        <draw:frame draw:style-name="gr6" draw:text-style-name="P3" draw:layer="layout" svg:width="2.1cm" svg:height="1.25cm" svg:x="-0.1cm" svg:y="3.7cm">
          <draw:text-box>
            <text:p text:style-name="P2"><text:span text:style-name="T3">質点</text:span><text:span text:style-name="T3">1</text:span></text:p>
          </draw:text-box>
        </draw:frame>
        <draw:frame draw:style-name="gr6" draw:text-style-name="P3" draw:layer="layout" svg:width="2cm" svg:height="1.25cm" svg:x="1.4cm" svg:y="0cm">
          <draw:text-box>
            <text:p text:style-name="P2"><text:span text:style-name="T3">質点</text:span><text:span text:style-name="T3">2</text:span></text:p>
          </draw:text-box>
        </draw:frame>
        <draw:frame draw:style-name="gr6" draw:text-style-name="P5" draw:layer="layout" svg:width="1.9cm" svg:height="1.25cm" svg:x="6cm" svg:y="2.6cm">
          <draw:text-box>
            <text:p text:style-name="P4"><text:span text:style-name="T4">質点</text:span><text:span text:style-name="T4">3</text:span></text:p>
          </draw:text-box>
        </draw:frame>
        <draw:frame draw:style-name="gr6" draw:text-style-name="P4" draw:layer="layout" svg:width="1.9cm" svg:height="1.269cm" svg:x="2.4cm" svg:y="4.7cm">
          <draw:text-box>
            <text:p text:style-name="P4"><text:span text:style-name="T5">F</text:span><text:span text:style-name="T6">1 </text:span></text:p>
          </draw:text-box>
        </draw:frame>
        <draw:frame draw:style-name="gr7" draw:text-style-name="P3" draw:layer="layout" svg:width="1cm" svg:height="0.937cm" svg:x="2.9cm" svg:y="4.5cm">
          <draw:text-box>
            <text:p text:style-name="P2"><text:span text:style-name="T3">e</text:span></text:p>
          </draw:text-box>
        </draw:frame>
        <draw:frame draw:style-name="gr6" draw:text-style-name="P2" draw:layer="layout" svg:width="1.3cm" svg:height="1.269cm" svg:x="6.1cm" svg:y="4.6cm">
          <draw:text-box>
            <text:p text:style-name="P2"><text:span text:style-name="T1">F</text:span><text:span text:style-name="T2">3 </text:span></text:p>
          </draw:text-box>
        </draw:frame>
        <draw:frame draw:style-name="gr7" draw:text-style-name="P3" draw:layer="layout" svg:width="1cm" svg:height="0.937cm" svg:x="6.6cm" svg:y="4.4cm">
          <draw:text-box>
            <text:p text:style-name="P2"><text:span text:style-name="T3">e</text:span></text:p>
          </draw:text-box>
        </draw:frame>
        <draw:frame draw:style-name="gr6" draw:text-style-name="P4" draw:layer="layout" svg:width="1.9cm" svg:height="1.269cm" svg:x="2.8cm" svg:y="2cm">
          <draw:text-box>
            <text:p text:style-name="P4"><text:span text:style-name="T5">F</text:span><text:span text:style-name="T6">2</text:span><text:span text:style-name="T6"> </text:span></text:p>
          </draw:text-box>
        </draw:frame>
        <draw:frame draw:style-name="gr8" draw:text-style-name="P5" draw:layer="layout" svg:width="1.2cm" svg:height="1.1cm" svg:x="3.3cm" svg:y="1.8cm">
          <draw:text-box>
            <text:p text:style-name="P4"><text:span text:style-name="T4">e</text:span></text:p>
          </draw:text-box>
        </draw:frame>
        <draw:frame draw:style-name="gr6" draw:text-style-name="P4" draw:layer="layout" svg:width="1.9cm" svg:height="1.269cm" svg:x="1.4cm" svg:y="0.6cm">
          <draw:text-box>
            <text:p text:style-name="P4"><text:span text:style-name="T5">F</text:span><text:span text:style-name="T6">2 1</text:span></text:p>
          </draw:text-box>
        </draw:frame>
        <draw:frame draw:style-name="gr6" draw:text-style-name="P4" draw:layer="layout" svg:width="1.9cm" svg:height="1.269cm" svg:x="4.1cm" svg:y="3.2cm">
          <draw:text-box>
            <text:p text:style-name="P4"><text:span text:style-name="T5">F</text:span><text:span text:style-name="T6">3 1</text:span></text:p>
          </draw:text-box>
        </draw:frame>
        <draw:frame draw:style-name="gr6" draw:text-style-name="P4" draw:layer="layout" svg:width="1.5cm" svg:height="1.269cm" svg:x="4cm" svg:y="0.5cm">
          <draw:text-box>
            <text:p text:style-name="P4"><text:span text:style-name="T5">F</text:span><text:span text:style-name="T6">2 3</text:span></text:p>
          </draw:text-box>
        </draw:frame>
        <draw:frame draw:style-name="gr6" draw:text-style-name="P4" draw:layer="layout" svg:width="1.9cm" svg:height="1.269cm" svg:x="5.1cm" svg:y="1.5cm">
          <draw:text-box>
            <text:p text:style-name="P4"><text:span text:style-name="T5">F</text:span><text:span text:style-name="T6">3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07-05-04T19:23:29</meta:creation-date>
    <dc:creator>nishida </dc:creator>
    <dc:date>2012-06-05T22:10:27</dc:date>
    <meta:editing-cycles>44</meta:editing-cycles>
    <meta:editing-duration>PT10H22M44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